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Black" svg:font-family="'Arial Black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draw:fill-image-width="0cm" draw:fill-image-height="0cm" draw:auto-grow-height="true" fo:min-height="21cm"/>
    </style:style>
    <style:style style:name="pr2" style:family="presentation" style:parent-style-name="Domyślnie-notes">
      <style:graphic-properties draw:fill-color="#ffffff" fo:min-height="13.114cm"/>
    </style:style>
    <style:style style:name="pr3" style:family="presentation" style:parent-style-name="Domyślnie-title">
      <style:graphic-properties draw:fill="solid" draw:fill-color="#000000" draw:fill-image-width="0cm" draw:fill-image-height="0cm" draw:auto-grow-height="true" fo:min-height="21.003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color="#ffffff" style:font-name="Arial Black" fo:font-size="60pt" fo:font-weight="bold" style:font-size-asian="60pt" style:font-size-complex="60pt"/>
    </style:style>
    <style:style style:name="P3" style:family="paragraph">
      <style:paragraph-properties fo:margin-left="0.6cm" fo:margin-right="0cm" fo:text-indent="0cm"/>
    </style:style>
    <style:style style:name="P4" style:family="paragraph">
      <style:paragraph-properties fo:margin-left="0.6cm" fo:margin-right="0cm" fo:text-indent="0cm"/>
      <style:text-properties fo:font-size="20pt"/>
    </style:style>
    <style:style style:name="T1" style:family="text">
      <style:text-properties fo:color="#ffffff" style:font-name="Arial Black" fo:font-size="60pt" fo:font-weight="bold" style:font-size-asian="60pt" style:font-size-complex="6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Maryjo,</text:span><text:span text:style-name="T1"><text:line-break/></text:span><text:span text:style-name="T1">matko mojego</text:span><text:span text:style-name="T1"><text:line-break/></text:span><text:span text:style-name="T1">wezwania</text:span><text:span text:style-name="T1"><text:line-break/></text:span><text:span text:style-name="T1">Chcę i pragnę,</text:span><text:span text:style-name="T1"><text:line-break/></text:span><text:span text:style-name="T1">Idąc za Twym słowem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1"><text:span text:style-name="T1">Czynić wszystko</text:span><text:span text:style-name="T1"><text:line-break/></text:span><text:span text:style-name="T1">co powie mi Jezus,</text:span><text:span text:style-name="T1"><text:line-break/></text:span><text:span text:style-name="T1">Miłować Jego wolę</text:span><text:span text:style-name="T1"><text:line-break/></text:span><text:span text:style-name="T1">A wszystko inne</text:span><text:span text:style-name="T1"><text:line-break/></text:span><text:span text:style-name="T1">- ze względu</text:span><text:span text:style-name="T1"><text:line-break/></text:span><text:span text:style-name="T1">na Niego samego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omyślnie" presentation:presentation-page-layout-name="AL1T19">
        <office:forms form:automatic-focus="false" form:apply-design-mode="false"/>
        <draw:frame presentation:style-name="pr3" draw:text-style-name="P2" draw:layer="layout" svg:width="28cm" svg:height="21.003cm" svg:x="-0.001cm" svg:y="-0.003cm" presentation:class="title" presentation:user-transformed="true">
          <draw:text-box>
            <text:p text:style-name="P1"><text:span text:style-name="T1">Bo tak jest z tymi,</text:span><text:span text:style-name="T1"><text:line-break/></text:span><text:span text:style-name="T1">Którzy z Ducha</text:span><text:span text:style-name="T1"><text:line-break/></text:span><text:span text:style-name="T1">narodzili się</text:span><text:span text:style-name="T1"><text:line-break/></text:span><text:span text:style-name="T1">Nikt nie wie</text:span><text:span text:style-name="T1"><text:line-break/></text:span><text:span text:style-name="T1">dokąd pójdą</text:span><text:span text:style-name="T1"><text:line-break/></text:span><text:span text:style-name="T1">Za wolą Twą /x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-0.001cm" presentation:class="title" presentation:user-transformed="true">
          <draw:text-box>
            <text:p text:style-name="P1"><text:span text:style-name="T1">Słuchać Słowa</text:span><text:span text:style-name="T1"><text:line-break/></text:span><text:span text:style-name="T1">całym sercem</text:span><text:span text:style-name="T1"><text:line-break/></text:span><text:span text:style-name="T1">I w Duchu Świętym</text:span><text:span text:style-name="T1"><text:line-break/></text:span><text:span text:style-name="T1">je wypełniać.</text:span><text:span text:style-name="T1"><text:line-break/></text:span><text:span text:style-name="T1">Amen, Amen</text:span><text:span text:style-name="T1"><text:line-break/></text:span><text:span text:style-name="T1">Amen. | x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Domyślnie" presentation:presentation-page-layout-name="AL1T19">
        <office:forms form:automatic-focus="false" form:apply-design-mode="false"/>
        <draw:frame presentation:style-name="pr3" draw:text-style-name="P2" draw:layer="layout" svg:width="28cm" svg:height="21.003cm" svg:x="0cm" svg:y="-0.001cm" presentation:class="title" presentation:user-transformed="true">
          <draw:text-box>
            <text:p text:style-name="P1"><text:span text:style-name="T1">Bo tak jest z tymi,</text:span><text:span text:style-name="T1"><text:line-break/></text:span><text:span text:style-name="T1">Którzy z Ducha</text:span><text:span text:style-name="T1"><text:line-break/></text:span><text:span text:style-name="T1">narodzili się</text:span><text:span text:style-name="T1"><text:line-break/></text:span><text:span text:style-name="T1">Nikt nie wie</text:span><text:span text:style-name="T1"><text:line-break/></text:span><text:span text:style-name="T1">dokąd pójdą</text:span><text:span text:style-name="T1"><text:line-break/></text:span><text:span text:style-name="T1">Za wolą Twą. /x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Black" svg:font-family="'Arial Black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size="24pt" fo:language="pl" fo:country="PL" style:font-size-asian="24pt" style:language-asian="zxx" style:country-asian="non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omyślnie-background" style:family="presentation">
      <style:graphic-properties draw:stroke="none" draw:fill="none"/>
    </style:style>
    <style:style style:name="Domyślnie-backgroundobjects" style:family="presentation">
      <style:graphic-properties draw:shadow="hidden" draw:shadow-offset-x="0.3cm" draw:shadow-offset-y="0.3cm" draw:shadow-color="#808080"/>
    </style:style>
    <style:style style:name="Domyślnie-notes" style:family="presentation">
      <style:graphic-properties draw:stroke="none" draw:fill="none">
        <text:list-style style:name="Domyślni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font-name-asian="Arial Unicode MS" style:font-size-asian="20pt" style:font-style-asian="normal" style:font-weight-asian="normal" style:font-name-complex="Tahoma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font-name-asian="Arial Unicode MS" style:font-size-asian="32pt" style:font-style-asian="normal" style:font-weight-asian="normal" style:font-name-complex="Tahoma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font-name-asian="Arial Unicode MS" style:font-size-asian="32pt" style:font-style-asian="normal" style:font-weight-asian="normal" style:font-name-complex="Tahoma" style:font-size-complex="32pt" style:font-style-complex="normal" style:font-weight-complex="normal" style:text-emphasize="none" style:font-relief="none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size="44pt" fo:font-style="normal" fo:text-shadow="none" style:text-underline-style="none" fo:font-weight="normal" style:font-name-asian="Arial Unicode MS" style:font-size-asian="44pt" style:font-style-asian="normal" style:font-weight-asian="normal" style:font-name-complex="Tahoma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er&gt;</text:page-number></text:span></text:p>
        </draw:text-box>
      </draw:frame>
    </style:handout-master>
    <style:master-page style:name="Domyślnie" style:page-layout-name="PM1" draw:style-name="M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&gt;</text:page-number></text:span></text:p>
        </draw:text-box>
      </draw:frame>
      <presentation:notes style:page-layout-name="PM2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1.0.4$Windows_x86 LibreOffice_project/89ea49ddacd9aa532507cbf852f2bb22b1ace28</meta:generator>
    <meta:creation-date>2006-06-06T15:11:50</meta:creation-date>
    <dc:date>2013-08-12T19:29:54.356000000</dc:date>
    <dc:language>pl-PL</dc:language>
    <meta:editing-cycles>9</meta:editing-cycles>
    <meta:editing-duration>PT5M59S</meta:editing-duration>
    <meta:document-statistic meta:object-count="36"/>
    <meta:user-defined meta:name="Info 1"/>
    <meta:user-defined meta:name="Info 2"/>
    <meta:user-defined meta:name="Info 3"/>
    <meta:user-defined meta:name="Info 4"/>
  </office:meta>
</office:document-meta>
</file>